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rabbitIndexSearcher.JackrabbitIndexSearcher( SessionImpl s , IndexReader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ckrabbitIndexSearcher.execute( Query query , Sort s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ckrabbitIndexSearcher.evaluate( Query query , Sort so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